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{@someone} is #{@mood}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9T20:34:01</meta:creation-date>
    <dc:date>2010-04-19T20:53:45</dc:date>
    <meta:editing-duration>PT00H02M42S</meta:editing-duration>
    <meta:editing-cycles>2</meta:editing-cycles>
    <meta:generator>OpenOffice.org/3.2$Unix OpenOffice.org_project/320m12$Build-9483</meta:generator>
    <meta:document-statistic meta:table-count="0" meta:image-count="0" meta:object-count="0" meta:page-count="1" meta:paragraph-count="1" meta:word-count="3" meta:character-count="24"/>
  </office:meta>
</office:document-meta>
</file>